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style:page-number="auto"/>
      <style:text-properties fo:color="#ff0000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fo:color="#ff0000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fo:color="#231f20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7/09/2008-sesión de apertura</text:p>
      <text:p text:style-name="P3">19/09/2008-sesión solemne</text:p>
      <text:p text:style-name="P3">23/09/2008</text:p>
      <text:p text:style-name="P3">1</text:p>
      <text:p text:style-name="P6">La de la voz</text:p>
      <text:p text:style-name="P6">recogerá la votación. Comenzamos de derecha a izquierda.</text:p>
      <text:p text:style-name="P6">Gloria Cañizo, a favor.</text:p>
      <text:p text:style-name="P6">Carmen Segura, a favor.</text:p>
      <text:p text:style-name="P6">Margarita Martínez, en pro.</text:p>
      <text:p text:style-name="P6">Celina Saavedra, a favor.</text:p>
      <text:p text:style-name="P6">Paz Quiñones, a favor.</text:p>
      <text:p text:style-name="P6">Humberto Morgan, a favor.</text:p>
      <text:p text:style-name="P6">Edy Ortiz, a favor.</text:p>
      <text:p text:style-name="P6">Ricardo Benito, en pro.</text:p>
      <text:p text:style-name="P6">Sergio Cedillo, en pro.</text:p>
      <text:p text:style-name="P6">Beltrán Cordero, a favor.</text:p>
      <text:p text:style-name="P6">José Luis Morúa, a favor.</text:p>
      <text:p text:style-name="P6">Elvira Murillo, en pro.</text:p>
      <text:p text:style-name="P6">Ramírez del Valle, en pro.</text:p>
      <text:p text:style-name="P6">Jorge Romero, a favor.</text:p>
      <text:p text:style-name="P6">Miguel Hernández, en pro.</text:p>
      <text:p text:style-name="P6">Jorge Triana, en pro.</text:p>
      <text:p text:style-name="P6">Enrique Vargas, a favor.</text:p>
      <text:p text:style-name="P6">Agustín Guerrero, a favor.</text:p>
      <text:p text:style-name="P6">Isaías Villa, en pro.</text:p>
      <text:p text:style-name="P6">Cárdenas Sánchez, a favor.</text:p>
      <text:p text:style-name="P6">Daniel Ordóñez, a favor.</text:p>
      <text:p text:style-name="P6">Piña Olmedo, en pro.</text:p>
      <text:p text:style-name="P6">Bravo, a favor.</text:p>
      <text:p text:style-name="P6">Antonio Lima, a favor.</text:p>
      <text:p text:style-name="P6">Leonardo Álvarez, a favor.</text:p>
      <text:p text:style-name="P6">Alejandro Ramírez, en pro.</text:p>
      <text:p text:style-name="P6">Carla Sánchez Armas, a favor.</text:p>
      <text:p text:style-name="P6">Pérez Correa, a favor.</text:p>
      <text:p text:style-name="P6">Tonatiuh González, en pro.</text:p>
      <text:p text:style-name="P6">Alvarado Villazón, a favor.</text:p>
      <text:p text:style-name="P6">Jorge Schiaffino, de acuerdo con El Pino, a favor.</text:p>
      <text:p text:style-name="P6">Martín Olavarrieta, a favor.</text:p>
      <text:p text:style-name="P6">Juan Bustos, en pro.</text:p>
      <text:p text:style-name="P6">García Hernández, a favor.</text:p>
      <text:p text:style-name="P6">Salvador Martínez, en el mismo sentido de mi compañero Schiaffino.</text:p>
      <text:p text:style-name="P6">Nazario Norberto, a favor.</text:p>
      <text:p text:style-name="P6">Esthela Damián Peralta, a favor.</text:p>
      <text:p text:style-name="P6"><text:soft-page-break/>Miguel Sosa, a favor.</text:p>
      <text:p text:style-name="P6">Tomás Pliego, a favor.</text:p>
      <text:p text:style-name="P6">Leticia Quezada, a favor.</text:p>
      <text:p text:style-name="P1"><text:span text:style-name="T4">LA C. SECRETARIA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Ramón Jiménez, a favor.</text:p>
      <text:p text:style-name="P6">Fernando Espino, a favor.</text:p>
      <text:p text:style-name="P1"><text:span text:style-name="T4">LA C. SECRETARIA.- </text:span><text:span text:style-name="T3">Se va a proceder a recoger la votación</text:span></text:p>
      <text:p text:style-name="P6">de la Mesa Directiva.</text:p>
      <text:p text:style-name="P6">Rebeca Parada, en pro.</text:p>
      <text:p text:style-name="P1"><text:span text:style-name="T5">ASAMBLEA LEGISLATIVA DEL DISTRITO FEDERAL </text:span><text:span text:style-name="T3">NUM. 03 </text:span><text:span text:style-name="T5">23 DE SEPTIEMBRE DE 2008 137</text:span></text:p>
      <text:p text:style-name="P6">Hernández Mirón, a favor.</text:p>
      <text:p text:style-name="P6">Mauricio Toledo, en pro.</text:p>
      <text:p text:style-name="P1"><text:span text:style-name="T4">LA C. SECRETARIA.- </text:span><text:span text:style-name="T3">Diputado Presidente, el resultado</text:span></text:p>
      <text:p text:style-name="P6">de la votación es el siguiente: 45 votos a favor, 0 votos en</text:p>
      <text:p text:style-name="P6">contra, 0 abstenciones.</text:p>
      <text:p text:style-name="P1"><text:span text:style-name="T4">EL C. PRESIDENTE.- </text:span><text:span text:style-name="T3">En consecuencia se aprueba en sus</text:span></text:p>
      <text:p text:style-name="P6">términos el dictamen que presentaron las Comisiones</text:p>
      <text:p text:style-name="P4">Unidas de Hacienda y de Gestión Integral del Agua.</text:p>
      <text:p text:style-name="P3">2</text:p>
      <text:p text:style-name="P6">recogerá la votación. Comenzamos de derecha a</text:p>
      <text:p text:style-name="P6">izquierda:</text:p>
      <text:p text:style-name="P6">Rebeca Parada, en pro.</text:p>
      <text:p text:style-name="P6">Fernando Espino, en pro.</text:p>
      <text:p text:style-name="P6">Gloria Cañizo, a favor.</text:p>
      <text:p text:style-name="P6">Carmen Segura, en pro.</text:p>
      <text:p text:style-name="P6">Celina Saavedra, a favor.</text:p>
      <text:p text:style-name="P6">Paz Quiñones, en pro.</text:p>
      <text:p text:style-name="P6">José Luis Morúa, a favor.</text:p>
      <text:p text:style-name="P6">Edy Ortiz, a favor.</text:p>
      <text:p text:style-name="P6">Sergio Cedillo, en pro.</text:p>
      <text:p text:style-name="P6">Enrique Vargas, a favor.</text:p>
      <text:p text:style-name="P6">Cordero Beltrán, a favor.</text:p>
      <text:p text:style-name="P6">Isaías Villa, en pro.</text:p>
      <text:p text:style-name="P6">Elvira Murillo, en pro.</text:p>
      <text:p text:style-name="P6">Ezequiel Rétiz, en pro.</text:p>
      <text:p text:style-name="P6">Antonio Zepeda, en pro.</text:p>
      <text:p text:style-name="P6">Ramírez del Valle, en pro.</text:p>
      <text:p text:style-name="P6">Jorge Romero, a favor.</text:p>
      <text:p text:style-name="P6">Miguel Hernández, en pro.</text:p>
      <text:p text:style-name="P6">Agustín Castilla, en pro.</text:p>
      <text:p text:style-name="P6">Jorge Triana, en pro.</text:p>
      <text:p text:style-name="P1"><text:soft-page-break/><text:span text:style-name="T5">ASAMBLEA LEGISLATIVA DEL DISTRITO FEDERAL </text:span><text:span text:style-name="T3">NUM. 03 </text:span><text:span text:style-name="T5">23 DE SEPTIEMBRE DE 2008 141</text:span></text:p>
      <text:p text:style-name="P6">Agustín Guerrero, a favor.</text:p>
      <text:p text:style-name="P6">Cárdenas Sánchez, a favor.</text:p>
      <text:p text:style-name="P6">Daniel Ordóñez, a favor.</text:p>
      <text:p text:style-name="P6">Antonio Lima, a favor.</text:p>
      <text:p text:style-name="P6">Esthela Damián Peralta, a favor.</text:p>
      <text:p text:style-name="P6">Piña Olmedo, en pro.</text:p>
      <text:p text:style-name="P6">A favor, Hipólito Bravo.</text:p>
      <text:p text:style-name="P6">Arturo Santana, a favor.</text:p>
      <text:p text:style-name="P7">EL C. SECRETARIO DIPUTADO RICARDO BENITO</text:p>
      <text:p text:style-name="P1"><text:span text:style-name="T4">ANTONIO LEÓN.- </text:span><text:span text:style-name="T3">Le pedimos al diputado Hipólito si</text:span></text:p>
      <text:p text:style-name="P6">puede ratificar su voto, por favor. Al diputado Hipólito,</text:p>
      <text:p text:style-name="P6">por favor. Su voto y su nombre, si es tan amable, diputado.</text:p>
      <text:p text:style-name="P6">Hipólito Bravo, en el mismo sentido del voto de la diputada</text:p>
      <text:p text:style-name="P6">Laura Piña.</text:p>
      <text:p text:style-name="P6">López Rabadán Kenia, en pro.</text:p>
      <text:p text:style-name="P6">García Hernández, a favor.</text:p>
      <text:p text:style-name="P6">Leonardo Álvarez, a favor.</text:p>
      <text:p text:style-name="P6">Carla Sánchez Armas, a favor.</text:p>
      <text:p text:style-name="P6">Pérez Correa, a favor.</text:p>
      <text:p text:style-name="P6">Alvarado Villazón, a favor.</text:p>
      <text:p text:style-name="P6">Tonatiuh González, en pro.</text:p>
      <text:p text:style-name="P6">Martín Olavarrieta, a favor.</text:p>
      <text:p text:style-name="P6">Alejandro Ramírez, en pro.</text:p>
      <text:p text:style-name="P6">Miguel Sosa, a favor.</text:p>
      <text:p text:style-name="P6">Tomás Pliego, a favor.</text:p>
      <text:p text:style-name="P7">EL C. SECRETARIO DIPUTADO RICARDO BENITO</text:p>
      <text:p text:style-name="P1"><text:span text:style-name="T4">ANTONIO LEÓN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Se va a proceder a recoger la votación de la Mesa Directiva:</text:p>
      <text:p text:style-name="P6">Ricardo Benito, en pro.</text:p>
      <text:p text:style-name="P6">Hernández Mirón, a favor.</text:p>
      <text:p text:style-name="P6">Mauricio Toledo, en pro.</text:p>
      <text:p text:style-name="P1"><text:span text:style-name="T4">EL C. SECRETARIO.- </text:span><text:span text:style-name="T3">Diputado Presidente, el resultado</text:span></text:p>
      <text:p text:style-name="P6">de la votación es el siguiente: 42 votos a favor, 0 votos en</text:p>
      <text:p text:style-name="P6">contra, 0 votos en abstención.</text:p>
      <text:p text:style-name="P1"><text:span text:style-name="T4">EL C. PRESIDENTE.- </text:span><text:span text:style-name="T3">En consecuencia se aprueba el</text:span></text:p>
      <text:p text:style-name="P6">dictamen que presentó la Comisión de Desarrollo e</text:p>
      <text:p text:style-name="P4">Infraestructura Urbana, en sus términos.</text:p>
      <text:p text:style-name="P3">3</text:p>
      <text:p text:style-name="P8">El de la voz</text:p>
      <text:p text:style-name="P8">recogerá la votación. Comenzamos de derecha a izquierda.</text:p>
      <text:p text:style-name="P8">Rebeca Parada, en pro.</text:p>
      <text:p text:style-name="P8"><text:soft-page-break/>Xiuh Guillermo Tenorio, a favor.</text:p>
      <text:p text:style-name="P8">Gloria Cañizo, a favor.</text:p>
      <text:p text:style-name="P8">Carmen Segura, a favor.</text:p>
      <text:p text:style-name="P8">Margarita Martínez, en pro.</text:p>
      <text:p text:style-name="P8">Celina Saavedra, a favor.</text:p>
      <text:p text:style-name="P8">Paz Quiñones, en pro.</text:p>
      <text:p text:style-name="P8">Antonio Lima, a favor.</text:p>
      <text:p text:style-name="P8">Enrique Vargas, abstención.</text:p>
      <text:p text:style-name="P8">José Luis Morúa, a favor.</text:p>
      <text:p text:style-name="P8">Elvira Murillo, en pro.</text:p>
      <text:p text:style-name="P8">Ezequiel Rétiz, en pro.</text:p>
      <text:p text:style-name="P8">Zepeda, en pro.</text:p>
      <text:p text:style-name="P8">Ramírez del Valle, en pro.</text:p>
      <text:p text:style-name="P8">Jorge Romero, a favor.</text:p>
      <text:p text:style-name="P8">Miguel Hernández, en pro.</text:p>
      <text:p text:style-name="P8">López Rabadán, en pro.</text:p>
      <text:p text:style-name="P8">Jorge Triana, en pro.</text:p>
      <text:p text:style-name="P8">Alfredo Vinalay, a favor.</text:p>
      <text:p text:style-name="P8">Agustín Guerrero, a favor.</text:p>
      <text:p text:style-name="P8">Cárdenas Sánchez, a favor.</text:p>
      <text:p text:style-name="P8">Ramón Jiménez, a favor.</text:p>
      <text:p text:style-name="P8">Esthela Damián Peralta, a favor.</text:p>
      <text:p text:style-name="P8">Piña Olmedo, en pro.</text:p>
      <text:p text:style-name="P8">Paisano, mi voto es a favor, Bravo.</text:p>
      <text:p text:style-name="P8">Sergio Cedillo, en pro.</text:p>
      <text:p text:style-name="P8">Arturo Santana, a favor.</text:p>
      <text:p text:style-name="P8">García Hernández, a favor.</text:p>
      <text:p text:style-name="P8">Alejandro Ramírez, a favor.</text:p>
      <text:p text:style-name="P8">Carmen Peralta, a favor.</text:p>
      <text:p text:style-name="P8">Pérez Correa, a favor.</text:p>
      <text:p text:style-name="P8">Alvarado Villazón, a favor.</text:p>
      <text:p text:style-name="P8">Tonatiuh González, en pro.</text:p>
      <text:p text:style-name="P8">Martín Olavarrieta, a favor.</text:p>
      <text:p text:style-name="P8">Miguel Errasti, a favor.</text:p>
      <text:p text:style-name="P8">Nazario Norberto, a favor.</text:p>
      <text:p text:style-name="P8">Miguel Sosa, a favor.</text:p>
      <text:p text:style-name="P8">Avelino Méndez Rangel, a favor.</text:p>
      <text:p text:style-name="P8">Tomás Pliego, a favor.</text:p>
      <text:p text:style-name="P1"><text:span text:style-name="T2">EL C. SECRETARIO.- </text:span><text:span text:style-name="T1">¿Faltó alguna o algún diputado de</text:span></text:p>
      <text:p text:style-name="P8">emitir su voto?</text:p>
      <text:p text:style-name="P8">Isaías Villa, en pro.</text:p>
      <text:p text:style-name="P9">Edy Ortiz, a favor.</text:p>
      <text:p text:style-name="P9">Jorge Schiaffino, a favor.</text:p>
      <text:p text:style-name="P8">Fernando Espino, a favor.</text:p>
      <text:p text:style-name="P10">EL C. SECRETARIO DIPUTADO RICARDO BENITO</text:p>
      <text:p text:style-name="P1"><text:span text:style-name="T2">ANTONIO LEÒN.- </text:span><text:span text:style-name="T1">¿Faltó alguna o algún diputado de</text:span></text:p>
      <text:p text:style-name="P8">emitir su voto?</text:p>
      <text:p text:style-name="P8"><text:soft-page-break/>Se va proceder a recoger la votación de la Mesa Directiva.</text:p>
      <text:p text:style-name="P8">Ricardo Benito, en pro.</text:p>
      <text:p text:style-name="P8">Hernández Mirón, a favor.</text:p>
      <text:p text:style-name="P8">Toledo Gutiérrez, en pro.</text:p>
      <text:p text:style-name="P1"><text:span text:style-name="T2">EL C. SECRETARIO.- </text:span><text:span text:style-name="T1">Diputado Presidente, el resultado</text:span></text:p>
      <text:p text:style-name="P8">de la votación es el siguiente: 45 votos a favor, 0 votos en</text:p>
      <text:p text:style-name="P5">contra, 1 abstención.</text:p>
      <text:p text:style-name="P3">4</text:p>
      <text:p text:style-name="P6">recogerá la votación. Comenzamos de derecha a izquierda.</text:p>
      <text:p text:style-name="P6">Fernando Espino, a favor.</text:p>
      <text:p text:style-name="P6">Xiuh Guillermo Tenorio, a favor.</text:p>
      <text:p text:style-name="P6">Gloria Cañizo, a favor.</text:p>
      <text:p text:style-name="P6">Carmen Segura, en pro.</text:p>
      <text:p text:style-name="P6">Margarita Martínez, en pro.</text:p>
      <text:p text:style-name="P6">López Rabadán, en pro.</text:p>
      <text:p text:style-name="P6">Paz Quiñones, en pro.</text:p>
      <text:p text:style-name="P6">Edy Ortiz, a favor.</text:p>
      <text:p text:style-name="P6">Elba Garfias, a favor.</text:p>
      <text:p text:style-name="P6">Alfredo Vinalay, a favor.</text:p>
      <text:p text:style-name="P6">Ramírez del Valle, en pro.</text:p>
      <text:p text:style-name="P6">Jorge Romero, a favor.</text:p>
      <text:p text:style-name="P6">Miguel Hernández, en pro.</text:p>
      <text:p text:style-name="P6">Ezequiel Rétiz, en pro.</text:p>
      <text:p text:style-name="P6">Jorge Triana, en pro.</text:p>
      <text:p text:style-name="P6">Elvira Murillo, en pro.</text:p>
      <text:p text:style-name="P6">Cárdenas Sánchez, a favor.</text:p>
      <text:p text:style-name="P6">Ramón Jiménez, a favor.</text:p>
      <text:p text:style-name="P6">Antonio Lima, a favor.</text:p>
      <text:p text:style-name="P6">Martín Olavarrieta, a favor.</text:p>
      <text:p text:style-name="P6">Piña Olmedo, en pro.</text:p>
      <text:p text:style-name="P6">Bravo, el contenido del dictamen está previsto en ley, por</text:p>
      <text:p text:style-name="P6">lo tanto en abstención.</text:p>
      <text:p text:style-name="P1"><text:span text:style-name="T5">150 ASAMBLEA LEGISLATIVA DEL DISTRITO FEDERAL </text:span><text:span text:style-name="T3">NUM. 03 </text:span><text:span text:style-name="T5">23 DE SEPTIEMBRE DE 2008</text:span></text:p>
      <text:p text:style-name="P6">Sergio Cedillo, en pro.</text:p>
      <text:p text:style-name="P6">Arturo Santana, a favor.</text:p>
      <text:p text:style-name="P6">Tomás Pliego, a favor.</text:p>
      <text:p text:style-name="P6">Beltrán Cordero, a favor.</text:p>
      <text:p text:style-name="P6">García Hernández, a favor.</text:p>
      <text:p text:style-name="P6">Carmen Peralta, a favor.</text:p>
      <text:p text:style-name="P6">Carla Sánchez Armas, a favor.</text:p>
      <text:p text:style-name="P6">Tonatiuh González, en pro.</text:p>
      <text:p text:style-name="P6">Edgar Torres, en pro.</text:p>
      <text:p text:style-name="P6">Salvador Martínez, a favor.</text:p>
      <text:p text:style-name="P6">Nazario Norberto, a favor.</text:p>
      <text:p text:style-name="P6"><text:soft-page-break/>José Luis Morúa, a favor.</text:p>
      <text:p text:style-name="P6">Esthela Damián Peralta, a favor.</text:p>
      <text:p text:style-name="P6">Miguel Sosa, a favor.</text:p>
      <text:p text:style-name="P6">Avelino Méndez Rangel, a favor.</text:p>
      <text:p text:style-name="P6">Agustín Guerrero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Isaías Villa, en pro.</text:p>
      <text:p text:style-name="P6">Rebeca Parada, en pro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Alejandro Ramírez, en pro.</text:p>
      <text:p text:style-name="P6">Enrique Vargas, a favor.</text:p>
      <text:p text:style-name="P1"><text:span text:style-name="T4">EL C. SECRETARIO.- </text:span><text:span text:style-name="T3">Se va a proceder a recoger la votación</text:span></text:p>
      <text:p text:style-name="P6">de la Mesa Directiva.</text:p>
      <text:p text:style-name="P6">Ricardo Benito, en pro.</text:p>
      <text:p text:style-name="P6">Mauricio Toledo, en pro.</text:p>
      <text:p text:style-name="P1"><text:span text:style-name="T4">EL C. SECRETARIO.- </text:span><text:span text:style-name="T3">Diputado Presidente, el resultado</text:span></text:p>
      <text:p text:style-name="P6">de la votación es el siguiente: 43 votos a favor, 0 votos en</text:p>
      <text:p text:style-name="P6">contra, 1 abstención.</text:p>
      <text:p text:style-name="P1"><text:span text:style-name="T4">EL C. PRESIDENTE.- </text:span><text:span text:style-name="T3">En consecuencia se aprueba el</text:span></text:p>
      <text:p text:style-name="P6">dictamen que presentó la Comisión de Desarrollo e</text:p>
      <text:p text:style-name="P4">infraestructura Urbana en sus términos.</text:p>
      <text:p text:style-name="P3">5</text:p>
      <text:p text:style-name="P6">El de la voz</text:p>
      <text:p text:style-name="P6">recogerá la votación. Comenzamos de derecha a izquierda.</text:p>
      <text:p text:style-name="P6">Rebeca Parada en pro.</text:p>
      <text:p text:style-name="P6">Fernando Espino, en pro.</text:p>
      <text:p text:style-name="P6">Tenorio, a favor.</text:p>
      <text:p text:style-name="P6">Gloria Cañizo, a favor.</text:p>
      <text:p text:style-name="P6">Carmen Segura, en pro.</text:p>
      <text:p text:style-name="P6">López Rabadán Kenia, en pro.</text:p>
      <text:p text:style-name="P6">Paz Quiñones, en pro.</text:p>
      <text:p text:style-name="P6">Edgar Torres, en pro.</text:p>
      <text:p text:style-name="P6">Edy Ortiz, a favor.</text:p>
      <text:p text:style-name="P6">Juan Carlos Beltrán, en pro.</text:p>
      <text:p text:style-name="P6">José Luis Morúa, a favor.</text:p>
      <text:p text:style-name="P6">Elba Garfias, a favor.</text:p>
      <text:p text:style-name="P6">Elvira Murillo, en pro.</text:p>
      <text:p text:style-name="P6">Ezequiel Rétiz, en pro.</text:p>
      <text:p text:style-name="P6">Ramírez del Valle, en pro.</text:p>
      <text:p text:style-name="P6">Miguel Errasti, a favor.</text:p>
      <text:p text:style-name="P6">Alfredo Vinalay, a favor.</text:p>
      <text:p text:style-name="P6">Jorge Romero, a favor.</text:p>
      <text:p text:style-name="P6">Miguel Hernández, en pro.</text:p>
      <text:p text:style-name="P1"><text:soft-page-break/><text:span text:style-name="T5">156 ASAMBLEA LEGISLATIVA DEL DISTRITO FEDERAL </text:span><text:span text:style-name="T3">NUM. 03 </text:span><text:span text:style-name="T5">23 DE SEPTIEMBRE DE 2008</text:span></text:p>
      <text:p text:style-name="P6">Alejandro Ramírez, en pro.</text:p>
      <text:p text:style-name="P6">Agustín Guerrero, a favor.</text:p>
      <text:p text:style-name="P6">Isaías Villa, muy a favor.</text:p>
      <text:p text:style-name="P6">Cárdenas Sánchez, a favor.</text:p>
      <text:p text:style-name="P6">Ramón Jiménez, a favor.</text:p>
      <text:p text:style-name="P6">Piña Olmedo, en pro.</text:p>
      <text:p text:style-name="P6">A favor, Bravo.</text:p>
      <text:p text:style-name="P6">Antonio Lima, a favor.</text:p>
      <text:p text:style-name="P6">Sergio Cedillo, en pro.</text:p>
      <text:p text:style-name="P6">Arturo Santana, a favor.</text:p>
      <text:p text:style-name="P6">Carla Sánchez Armas, a favor.</text:p>
      <text:p text:style-name="P6">Pérez Correa, a favor.</text:p>
      <text:p text:style-name="P6">Martín Olavarrieta, a favor.</text:p>
      <text:p text:style-name="P6">Jorge Schiaffino, a favor.</text:p>
      <text:p text:style-name="P6">Nazario Norberto, a favor.</text:p>
      <text:p text:style-name="P6">Salvador Martínez, totalmente a favor.</text:p>
      <text:p text:style-name="P6">Esthela Damián Peralta, a favor.</text:p>
      <text:p text:style-name="P6">Balfre Vargas Cortez, a favor.</text:p>
      <text:p text:style-name="P6">Miguel Sosa Tan, claro que a favor.</text:p>
      <text:p text:style-name="P6">Samuel Hernández, a favor.</text:p>
      <text:p text:style-name="P6">Avelino Méndez Rangel, a favor.</text:p>
      <text:p text:style-name="P6">Tomás Pliego, a favor.</text:p>
      <text:p text:style-name="P6">Daniel Ordóñez, a favor.</text:p>
      <text:p text:style-name="P6">Enrique Vargas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Se va a proceder a recoger la votación de la Mesa Directiva.</text:p>
      <text:p text:style-name="P6">Ricardo Benito, en pro.</text:p>
      <text:p text:style-name="P6">Hernández Mirón, a favor.</text:p>
      <text:p text:style-name="P6">Mauricio Toledo, en pro.</text:p>
      <text:p text:style-name="P1"><text:span text:style-name="T4">EL C. SECRETARIO.- </text:span><text:span text:style-name="T3">Diputado Presidente, el resultado</text:span></text:p>
      <text:p text:style-name="P6">de la votación es el siguiente: 46 votos a favor, 0 votos en</text:p>
      <text:p text:style-name="P6">contra, 0 abstenciones.</text:p>
      <text:p text:style-name="P1"><text:span text:style-name="T4">EL C. PRESIDENTE.- </text:span><text:span text:style-name="T3">En consecuencia, se aprueba el</text:span></text:p>
      <text:p text:style-name="P6">dictamen que presentó la Comisión de Desarrollo e</text:p>
      <text:p text:style-name="P4">Infraestructura Urbana en sus términos.</text:p>
      <text:p text:style-name="P3">6</text:p>
      <text:p text:style-name="P6">expresión en pro, en contra o abstención. El de la voz</text:p>
      <text:p text:style-name="P6">recogerá la votación. Comenzamos de derecha a izquierda.</text:p>
      <text:p text:style-name="P6">Rebeca Parada, en pro.</text:p>
      <text:p text:style-name="P6">Fernando Espino, a favor.</text:p>
      <text:p text:style-name="P6">Carmen Segura, en pro.</text:p>
      <text:p text:style-name="P6"><text:soft-page-break/>Margarita Martínez, en pro.</text:p>
      <text:p text:style-name="P6">Paz Quiñones, a favor.</text:p>
      <text:p text:style-name="P1"><text:span text:style-name="T5">ASAMBLEA LEGISLATIVA DEL DISTRITO FEDERAL </text:span><text:span text:style-name="T3">NUM. 03 </text:span><text:span text:style-name="T5">23 DE SEPTIEMBRE DE 2008 161</text:span></text:p>
      <text:p text:style-name="P6">Edgar Torres, en pro.</text:p>
      <text:p text:style-name="P6">Edy Ortiz, a favor.</text:p>
      <text:p text:style-name="P6">Beltrán Cordero, a favor.</text:p>
      <text:p text:style-name="P6">José Luis Morúa, a favor.</text:p>
      <text:p text:style-name="P6">Elba Garfias, a favor.</text:p>
      <text:p text:style-name="P6">Gloria Cañizo, a favor.</text:p>
      <text:p text:style-name="P6">Elvira Murillo, en pro.</text:p>
      <text:p text:style-name="P6">Ezequiel Rétiz, en pro.</text:p>
      <text:p text:style-name="P6">López Rabadán, en pro.</text:p>
      <text:p text:style-name="P6">Jorge Romero, a favor.</text:p>
      <text:p text:style-name="P6">Miguel Hernández, en pro.</text:p>
      <text:p text:style-name="P6">Agustín Castilla, en pro.</text:p>
      <text:p text:style-name="P6">Jorge Triana, en pro.</text:p>
      <text:p text:style-name="P6">Miguel Errasti, a favor.</text:p>
      <text:p text:style-name="P6">Agustín Guerrero, a favor.</text:p>
      <text:p text:style-name="P6">Isaías Villa, en pro.</text:p>
      <text:p text:style-name="P6">Cárdenas Sánchez, a favor.</text:p>
      <text:p text:style-name="P6">Ramón Jiménez, a favor.</text:p>
      <text:p text:style-name="P6">Laura Piña, en pro.</text:p>
      <text:p text:style-name="P6">Daniel Ordóñez, a favor.</text:p>
      <text:p text:style-name="P6">Arturo Santana, a favor.</text:p>
      <text:p text:style-name="P6">Carla Sánchez Armas, a favor.</text:p>
      <text:p text:style-name="P6">Ramírez del Valle, a favor.</text:p>
      <text:p text:style-name="P6">Ricardo García Hernández, a favor.</text:p>
      <text:p text:style-name="P6">Martín Olavarrieta, a favor.</text:p>
      <text:p text:style-name="P6">Jorge Schiaffino, a favor.</text:p>
      <text:p text:style-name="P6">Nazario Norberto, a favor.</text:p>
      <text:p text:style-name="P6">Salvador Martínez, a favor.</text:p>
      <text:p text:style-name="P6">Esthela Damián Peralta, a favor.</text:p>
      <text:p text:style-name="P6">Balfre Vargas, a favor.</text:p>
      <text:p text:style-name="P6">Samuel Hernández, en pro.</text:p>
      <text:p text:style-name="P6">Avelino Méndez Rangel, a favor.</text:p>
      <text:p text:style-name="P6">Tomás Pliego, a favor.</text:p>
      <text:p text:style-name="P6">Miguel Sosa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Enrique Vargas, a favor.</text:p>
      <text:p text:style-name="P1"><text:span text:style-name="T4">EL C. SECRETARIO.- </text:span><text:span text:style-name="T3">Se va a proceder a recoger la votación</text:span></text:p>
      <text:p text:style-name="P6">de la Mesa Directiva.</text:p>
      <text:p text:style-name="P6">Ricardo Benito, en pro.</text:p>
      <text:p text:style-name="P6">Hernández Mirón, a favor.</text:p>
      <text:p text:style-name="P1"><text:span text:style-name="T4">EL C. SECRETARIO.- </text:span><text:span text:style-name="T3">Diputado Presidente, el resultado</text:span></text:p>
      <text:p text:style-name="P6"><text:soft-page-break/>de la votación es el siguiente: 42 votos a favor, 0 votos en</text:p>
      <text:p text:style-name="P6">contra, 0 abstenciones.</text:p>
      <text:p text:style-name="P1"><text:span text:style-name="T4">EL C. PRESIDENTE.- </text:span><text:span text:style-name="T3">En consecuencia se aprueba el</text:span></text:p>
      <text:p text:style-name="P6">dictamen que presentó la Comisión de Desarrollo e</text:p>
      <text:p text:style-name="P4">Infraestructura Urbana en sus términos.</text:p>
      <text:p text:style-name="P3">7</text:p>
      <text:p text:style-name="P6">recogerá la votación. Comenzamos de derecha a</text:p>
      <text:p text:style-name="P6">izquierda:</text:p>
      <text:p text:style-name="P6">Rebeca Parada, en pro.</text:p>
      <text:p text:style-name="P6">Fernando Espino, en pro.</text:p>
      <text:p text:style-name="P6">Xiuh Guillermo Tenorio, a favor.</text:p>
      <text:p text:style-name="P6">Gloria Cañizo, a favor.</text:p>
      <text:p text:style-name="P6">Carmen Segura, a favor.</text:p>
      <text:p text:style-name="P6">Margarita Martínez, en pro.</text:p>
      <text:p text:style-name="P6">Paz Quiñones, a favor.</text:p>
      <text:p text:style-name="P6">Edgar Torres, abstención.</text:p>
      <text:p text:style-name="P6">Edy Ortiz, a favor.</text:p>
      <text:p text:style-name="P6">Sergio Cedillo, en pro.</text:p>
      <text:p text:style-name="P6">Beltrán Cordero, a favor.</text:p>
      <text:p text:style-name="P6">José Luis Morúa, a favor.</text:p>
      <text:p text:style-name="P6">Elba Garfias, a favor.</text:p>
      <text:p text:style-name="P6">Elvira Murillo, en pro.</text:p>
      <text:p text:style-name="P6">López Rabadán Kenia, en pro.</text:p>
      <text:p text:style-name="P6">Miguel Errasti, a favor.</text:p>
      <text:p text:style-name="P6">Ezequiel Rétiz, en pro.</text:p>
      <text:p text:style-name="P6">Jorge Romero, a favor.</text:p>
      <text:p text:style-name="P6">Agustín Castilla, en pro.</text:p>
      <text:p text:style-name="P6">Miguel Hernández, en pro.</text:p>
      <text:p text:style-name="P6">Jorge Triana, en pro.</text:p>
      <text:p text:style-name="P6">Agustín Guerrero, a favor.</text:p>
      <text:p text:style-name="P6">Salvador Martínez, a favor.</text:p>
      <text:p text:style-name="P6">Cárdenas Sánchez, a favor.</text:p>
      <text:p text:style-name="P6">Enrique Vargas, a favor.</text:p>
      <text:p text:style-name="P6">Villa, en pro.</text:p>
      <text:p text:style-name="P6">Daniel Ordóñez, a favor.</text:p>
      <text:p text:style-name="P6">Piña Olmedo, en pro.</text:p>
      <text:p text:style-name="P6">Arturo Santana, a favor.</text:p>
      <text:p text:style-name="P6">Celina Saavedra, a favor.</text:p>
      <text:p text:style-name="P6">Carla Sánchez Armas, a favor.</text:p>
      <text:p text:style-name="P6">Ricardo García, a favor.</text:p>
      <text:p text:style-name="P6">Martín Olavarrieta, a favor.</text:p>
      <text:p text:style-name="P6">Jorge Schiaffino, a favor.</text:p>
      <text:p text:style-name="P1"><text:span text:style-name="T5">ASAMBLEA LEGISLATIVA DEL DISTRITO FEDERAL </text:span><text:span text:style-name="T3">NUM. 03 </text:span><text:span text:style-name="T5">23 DE SEPTIEMBRE DE 2008 167</text:span></text:p>
      <text:p text:style-name="P6">Nazario Norberto, a favor.</text:p>
      <text:p text:style-name="P6"><text:soft-page-break/>Esthela Damián Peralta, a favor.</text:p>
      <text:p text:style-name="P6">Balfre Vargas, a favor.</text:p>
      <text:p text:style-name="P6">Samuel Hernández, en pro.</text:p>
      <text:p text:style-name="P6">Avelino Méndez Rangel, a favor.</text:p>
      <text:p text:style-name="P6">Tomás Pliego, a favor.</text:p>
      <text:p text:style-name="P6">Ramón Jiménez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Se va a proceder a recoger la votación de la Mesa Directiva.</text:p>
      <text:p text:style-name="P6">Ricardo Benito, en pro.</text:p>
      <text:p text:style-name="P6">Hernández Mirón, a favor.</text:p>
      <text:p text:style-name="P1"><text:span text:style-name="T4">EL C. SECRETARIO.- </text:span><text:span text:style-name="T3">Diputado Presidente, el resultado</text:span></text:p>
      <text:p text:style-name="P6">de la votación es el siguiente: 42 votos a favor, 0 votos en</text:p>
      <text:p text:style-name="P6">contra, 1 abstención.</text:p>
      <text:p text:style-name="P1"><text:span text:style-name="T4">EL C. PRESIDENTE.- </text:span><text:span text:style-name="T3">En consecuencia, se aprueba el</text:span></text:p>
      <text:p text:style-name="P6">dictamen que presentó la Comisión de Desarrollo e</text:p>
      <text:p text:style-name="P4">Infraestructura Urbana en sus términos.</text:p>
      <text:p text:style-name="P3">8</text:p>
      <text:p text:style-name="P6">El de la voz</text:p>
      <text:p text:style-name="P6">recogerá la votación. Comenzamos de derecha a izquierda.</text:p>
      <text:p text:style-name="P6">Rebeca Parada, en pro.</text:p>
      <text:p text:style-name="P6">Xiuh Guillermo Tenorio, a favor.</text:p>
      <text:p text:style-name="P6">Gloria Cañizo, a favor.</text:p>
      <text:p text:style-name="P6">Carmen Segura, a favor.</text:p>
      <text:p text:style-name="P6">Margarita Martínez, en pro.</text:p>
      <text:p text:style-name="P6">López Rabadán, en pro.</text:p>
      <text:p text:style-name="P6">Edy Ortiz, a favor.</text:p>
      <text:p text:style-name="P6">Sergio Cedillo, en pro.</text:p>
      <text:p text:style-name="P6">Piña Olmedo, en pro.</text:p>
      <text:p text:style-name="P6">José Luis Morúa, a favor.</text:p>
      <text:p text:style-name="P6">Beltrán Cordero, a favor.</text:p>
      <text:p text:style-name="P6">Daniel Salazar, en pro.</text:p>
      <text:p text:style-name="P6">Elba Garfias, a favor.</text:p>
      <text:p text:style-name="P6">Paz Quiñones, a favor.</text:p>
      <text:p text:style-name="P6">Elvira Murillo, en pro.</text:p>
      <text:p text:style-name="P6">Ezequiel Rétiz, a favor.</text:p>
      <text:p text:style-name="P6">Alfredo Vinalay, a favor.</text:p>
      <text:p text:style-name="P6">Miguel Errasti, a favor.</text:p>
      <text:p text:style-name="P6">Jorge Romero, a favor.</text:p>
      <text:p text:style-name="P1"><text:span text:style-name="T5">174 ASAMBLEA LEGISLATIVA DEL DISTRITO FEDERAL </text:span><text:span text:style-name="T3">NUM. 03 </text:span><text:span text:style-name="T5">23 DE SEPTIEMBRE DE 2008</text:span></text:p>
      <text:p text:style-name="P6">Agustín Castilla, en pro.</text:p>
      <text:p text:style-name="P6">Miguel Hernández, en pro.</text:p>
      <text:p text:style-name="P6">Jorge Triana, en pro.</text:p>
      <text:p text:style-name="P6"><text:soft-page-break/>Avelino Méndez Rangel, a favor.</text:p>
      <text:p text:style-name="P6">Enrique Vargas, a favor.</text:p>
      <text:p text:style-name="P6">Agustín Guerrero, a favor.</text:p>
      <text:p text:style-name="P6">Cárdenas Sánchez, a favor.</text:p>
      <text:p text:style-name="P6">Isaías Villa, en pro.</text:p>
      <text:p text:style-name="P6">Daniel Ordóñez, a favor.</text:p>
      <text:p text:style-name="P6">Hipólito Bravo, a favor.</text:p>
      <text:p text:style-name="P6">Carmen Peralta, a favor.</text:p>
      <text:p text:style-name="P6">Carla Sánchez Armas, a favor.</text:p>
      <text:p text:style-name="P6">Martín Olavarrieta, a favor.</text:p>
      <text:p text:style-name="P6">Salvador Martínez, a favor.</text:p>
      <text:p text:style-name="P6">Nazario Norberto, a favor.</text:p>
      <text:p text:style-name="P6">Esthela Damián Peralta, a favor.</text:p>
      <text:p text:style-name="P6">Balfre Vargas, a favor.</text:p>
      <text:p text:style-name="P6">Samuel Hernández, en pro.</text:p>
      <text:p text:style-name="P6">Miguel Sosa, a favor.</text:p>
      <text:p text:style-name="P6">Arturo Santana, a favor.</text:p>
      <text:p text:style-name="P6">García Hernández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Ramírez del Valle, en pro.</text:p>
      <text:p text:style-name="P6">Jorge Schiaffino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Antonio Lima, a favor.</text:p>
      <text:p text:style-name="P6">Fernando Espino, a favor.</text:p>
      <text:p text:style-name="P6">Tomás Pliego, a favor.</text:p>
      <text:p text:style-name="P1"><text:span text:style-name="T4">EL C. SECRETARIO.- </text:span><text:span text:style-name="T3">Se va proceder a recoger la votación</text:span></text:p>
      <text:p text:style-name="P6">de la Mesa Directiva.</text:p>
      <text:p text:style-name="P6">Ricardo Benito, en pro.</text:p>
      <text:p text:style-name="P6">Hernández Mirón, a favor.</text:p>
      <text:p text:style-name="P1"><text:span text:style-name="T4">EL C. SECRETARIO.- </text:span><text:span text:style-name="T3">Diputado Presidente, el resultado</text:span></text:p>
      <text:p text:style-name="P6">de la votación es el siguiente: 47 votos a favor, 0 votos en</text:p>
      <text:p text:style-name="P6">contra, 0 abstenciones.</text:p>
      <text:p text:style-name="P1"><text:span text:style-name="T4">EL C. PRESIDENTE.- </text:span><text:span text:style-name="T3">En consecuencia se aprueba en sus</text:span></text:p>
      <text:p text:style-name="P6">términos el dictamen que presentó la Comisión de Salud y</text:p>
      <text:p text:style-name="P4">Asistencia Social.</text:p>
      <text:p text:style-name="P3">9</text:p>
      <text:p text:style-name="P6">recogerá la votación. Comenzamos de derecha a izquierda.</text:p>
      <text:p text:style-name="P6">Xiuh Guillermo Tenorio, a favor.</text:p>
      <text:p text:style-name="P6">Gloria Cañizo, a favor.</text:p>
      <text:p text:style-name="P6">Carmen Segura, a favor.</text:p>
      <text:p text:style-name="P1"><text:span text:style-name="T5">180 ASAMBLEA LEGISLATIVA DEL DISTRITO FEDERAL </text:span><text:span text:style-name="T3">NUM. 03 </text:span><text:span text:style-name="T5">23 DE SEPTIEMBRE DE 2008</text:span></text:p>
      <text:p text:style-name="P6">López Rabadán, en pro.</text:p>
      <text:p text:style-name="P6"><text:soft-page-break/>Tomás Pliego, a favor.</text:p>
      <text:p text:style-name="P6">Humberto Morgan, a favor.</text:p>
      <text:p text:style-name="P6">Edy Ortiz, a favor.</text:p>
      <text:p text:style-name="P6">Cordero Beltrán, a favor.</text:p>
      <text:p text:style-name="P6">José Luis Morúa, a favor.</text:p>
      <text:p text:style-name="P6">Laura Piña, en pro.</text:p>
      <text:p text:style-name="P6">Elba Garfias, a favor.</text:p>
      <text:p text:style-name="P6">Elvira Murillo, en pro.</text:p>
      <text:p text:style-name="P6">Alfredo Vinalay, a favor.</text:p>
      <text:p text:style-name="P6">Ramírez del Valle, en pro.</text:p>
      <text:p text:style-name="P6">Miguel Errasti, a favor.</text:p>
      <text:p text:style-name="P6">Jorge Romero, a favor.</text:p>
      <text:p text:style-name="P6">Agustín Castilla, en pro.</text:p>
      <text:p text:style-name="P6">Miguel Hernández, en pro.</text:p>
      <text:p text:style-name="P6">Jorge Triana, en pro.</text:p>
      <text:p text:style-name="P6">Isaías Villa, en pro.</text:p>
      <text:p text:style-name="P6">Antonio Lima, a favor.</text:p>
      <text:p text:style-name="P6">Ricardo García, a favor.</text:p>
      <text:p text:style-name="P6">Carmen Peralta, a favor.</text:p>
      <text:p text:style-name="P6">Rebeca Parada, en pro.</text:p>
      <text:p text:style-name="P6">Carla Sánchez Armas, a favor.</text:p>
      <text:p text:style-name="P6">Martín Olavarrieta, a favor.</text:p>
      <text:p text:style-name="P6">Jorge Schiaffino, a favor, agradeciendo el apoyo de mis</text:p>
      <text:p text:style-name="P6">compañeros.</text:p>
      <text:p text:style-name="P6">Paz Quiñones, a favor.</text:p>
      <text:p text:style-name="P6">Nazario Norberto, a favor.</text:p>
      <text:p text:style-name="P6">Salvador Martínez, a favor, apoyando a mi compañero</text:p>
      <text:p text:style-name="P6">Schiaffino.</text:p>
      <text:p text:style-name="P6">Esthela Damián Peralta, a favor.</text:p>
      <text:p text:style-name="P6">Balfre Vargas Cortez, a favor.</text:p>
      <text:p text:style-name="P6">Miguel Sosa, a favor.</text:p>
      <text:p text:style-name="P6">Samuel Hernández, en pro.</text:p>
      <text:p text:style-name="P6">Avelino Méndez Rangel, a favor.</text:p>
      <text:p text:style-name="P6">Arturo Santana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Daniel Salazar, en pro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Se va a proceder a recoger la votación de la Mesa Directiva.</text:p>
      <text:p text:style-name="P6">Ricardo Benito, en pro.</text:p>
      <text:p text:style-name="P6">Hernández Mirón, a favor.</text:p>
      <text:p text:style-name="P1"><text:span text:style-name="T4">EL C. SECRETARIO.- </text:span><text:span text:style-name="T3">Diputado Presidente, el resultado</text:span></text:p>
      <text:p text:style-name="P6">de la votación es el siguiente: 39 votos a favor, 0 votos en</text:p>
      <text:p text:style-name="P6">contra, 0 abstenciones.</text:p>
      <text:p text:style-name="P1"><text:span text:style-name="T4">EL C. PRESIDENTE.- </text:span><text:span text:style-name="T3">En consecuencia se aprueba en sus</text:span></text:p>
      <text:p text:style-name="P6">términos el dictamen que presentó la Comisión de Salud y</text:p>
      <text:p text:style-name="P4"><text:soft-page-break/>Asistencia Social.</text:p>
      <text:p text:style-name="P3">10</text:p>
      <text:p text:style-name="P6">recogerá la votación. Comenzamos de derecha a</text:p>
      <text:p text:style-name="P6">izquierda:</text:p>
      <text:p text:style-name="P6">Rebeca Parada, en pro.</text:p>
      <text:p text:style-name="P6">Xiuh Guillermo Tenorio, a favor.</text:p>
      <text:p text:style-name="P6">Gloria Cañizo, a favor.</text:p>
      <text:p text:style-name="P6">Carmen Segura, a favor.</text:p>
      <text:p text:style-name="P6">Margarita Martínez, en pro.</text:p>
      <text:p text:style-name="P6">López Rabadán, en pro.</text:p>
      <text:p text:style-name="P6">Humberto Morgan, a favor.</text:p>
      <text:p text:style-name="P6">Edy Ortiz, a favor.</text:p>
      <text:p text:style-name="P6">Sergio Cedillo, en pro.</text:p>
      <text:p text:style-name="P6">Juan Carlos Beltrán, en pro.</text:p>
      <text:p text:style-name="P6">José Luis Morúa, a favor.</text:p>
      <text:p text:style-name="P1"><text:span text:style-name="T5">ASAMBLEA LEGISLATIVA DEL DISTRITO FEDERAL </text:span><text:span text:style-name="T3">NUM. 03 </text:span><text:span text:style-name="T5">23 DE SEPTIEMBRE DE 2008 187</text:span></text:p>
      <text:p text:style-name="P6">Elba Garfias, a favor.</text:p>
      <text:p text:style-name="P6">Piña Olmedo, en pro.</text:p>
      <text:p text:style-name="P6">Elvira Murillo, en pro.</text:p>
      <text:p text:style-name="P6">Ezequiel Rétiz, en pro.</text:p>
      <text:p text:style-name="P6">Alfredo Vinalay, a favor.</text:p>
      <text:p text:style-name="P6">Miguel Errasti, a favor.</text:p>
      <text:p text:style-name="P6">Jorge Romero, a favor.</text:p>
      <text:p text:style-name="P6">Ramírez del Valle, en pro.</text:p>
      <text:p text:style-name="P6">Miguel Hernández, en pro.</text:p>
      <text:p text:style-name="P6">Daniel Salazar, en pro.</text:p>
      <text:p text:style-name="P6">Isaías Villa, en pro.</text:p>
      <text:p text:style-name="P6">Martín Olavarrieta, a favor.</text:p>
      <text:p text:style-name="P6">Bravo, a favor.</text:p>
      <text:p text:style-name="P6">Antonio Lima, a favor.</text:p>
      <text:p text:style-name="P6">García Hernández, a favor.</text:p>
      <text:p text:style-name="P6">Carmen Peralta, a favor.</text:p>
      <text:p text:style-name="P6">Carla Sánchez Armas, a favor.</text:p>
      <text:p text:style-name="P6">Jorge Schiaffino, en pro.</text:p>
      <text:p text:style-name="P6">Edgar Torres, en pro.</text:p>
      <text:p text:style-name="P6">Nazario Norberto, a favor.</text:p>
      <text:p text:style-name="P6">Salvador Martínez, a favor.</text:p>
      <text:p text:style-name="P6">Balfre Vargas, a favor.</text:p>
      <text:p text:style-name="P6">Samuel Hernández, en pro.</text:p>
      <text:p text:style-name="P6">Avelino Méndez Rangel, a favor.</text:p>
      <text:p text:style-name="P6">Tomás Pliego, a favor.</text:p>
      <text:p text:style-name="P6">Ramón Jiménez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<text:soft-page-break/>Daniel Ordóñez, a favor.</text:p>
      <text:p text:style-name="P6">Fernando Espino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Se va a proceder a recoger la votación de la Mesa Directiva.</text:p>
      <text:p text:style-name="P6">Ricardo Benito, en pro.</text:p>
      <text:p text:style-name="P6">Hernández Mirón, a favor.</text:p>
      <text:p text:style-name="P1"><text:span text:style-name="T4">EL C. SECRETARIO.- </text:span><text:span text:style-name="T3">Diputado Presidente, el resultado</text:span></text:p>
      <text:p text:style-name="P6">de la votación es el siguiente: 41 votos a favor, 0 votos en</text:p>
      <text:p text:style-name="P6">contra, 0 abstenciones.</text:p>
      <text:p text:style-name="P1"><text:span text:style-name="T4">EL C. PRESIDENTE.- </text:span><text:span text:style-name="T3">En consecuencia, se aprueba en sus</text:span></text:p>
      <text:p text:style-name="P6">términos el dictamen que presentaron las Comisiones</text:p>
      <text:p text:style-name="P6">Unidas de Abasto y Distribución de Alimentos y de</text:p>
      <text:p text:style-name="P4">Fomento Económico.</text:p>
      <text:p text:style-name="P3">11</text:p>
      <text:p text:style-name="P8">recogerá la votación. Comenzamos de derecha a izquierda.</text:p>
      <text:p text:style-name="P8">Xiuh Guillermo Tenorio, a favor.</text:p>
      <text:p text:style-name="P8">Gloria Cañizo, a favor.</text:p>
      <text:p text:style-name="P8">Margarita Martínez, en pro.</text:p>
      <text:p text:style-name="P8">López Rabadán, en pro.</text:p>
      <text:p text:style-name="P8">Isaías Villa, en pro.</text:p>
      <text:p text:style-name="P8">Humberto Morgan, a favor, nada más con la puntualización</text:p>
      <text:p text:style-name="P8">de que ya no es el Secretario Mondragón y Kalb.</text:p>
      <text:p text:style-name="P8">Beltrán Cordero, a favor.</text:p>
      <text:p text:style-name="P8">Edgar Torres, en pro.</text:p>
      <text:p text:style-name="P8">Edy Ortiz, a favor.</text:p>
      <text:p text:style-name="P8">Sergio Cedillo, en pro.</text:p>
      <text:p text:style-name="P8">José Luis Morúa, a favor.</text:p>
      <text:p text:style-name="P8">Fernando Espino, a favor.</text:p>
      <text:p text:style-name="P8">Elvira Murillo, en pro.</text:p>
      <text:p text:style-name="P8">Ezequiel Rétiz, en pro.</text:p>
      <text:p text:style-name="P8">Alfredo Vinalay, a favor.</text:p>
      <text:p text:style-name="P8">Miguel Errasti, a favor.</text:p>
      <text:p text:style-name="P8">Jorge Romero, a favor.</text:p>
      <text:p text:style-name="P8">Ramírez del Valle, en pro.</text:p>
      <text:p text:style-name="P8">Miguel Hernández, en pro.</text:p>
      <text:p text:style-name="P8">Cárdenas Sánchez, a favor.</text:p>
      <text:p text:style-name="P8">Ramón Jiménez, a favor.</text:p>
      <text:p text:style-name="P8">Daniel Ordóñez, a favor.</text:p>
      <text:p text:style-name="P8">Hipólito Bravo, a favor.</text:p>
      <text:p text:style-name="P8">Antonio Lima, a favor.</text:p>
      <text:p text:style-name="P8">Arturo Santana, a favor.</text:p>
      <text:p text:style-name="P8">Ricardo García, a favor.</text:p>
      <text:p text:style-name="P8">Carmen Peralta, a favor.</text:p>
      <text:p text:style-name="P8">Carla Sánchez Armas, a favor.</text:p>
      <text:p text:style-name="P8"><text:soft-page-break/>Pérez Correa, a favor.</text:p>
      <text:p text:style-name="P8">Martín Olavarrieta, a favor.</text:p>
      <text:p text:style-name="P8">Jorge Schiaffino, a favor.</text:p>
      <text:p text:style-name="P8">Tonatiuh González, en pro.</text:p>
      <text:p text:style-name="P8">Nazario Norberto, a favor.</text:p>
      <text:p text:style-name="P8">Jorge Triana, en pro.</text:p>
      <text:p text:style-name="P8">Esthela Damián Peralta, a favor.</text:p>
      <text:p text:style-name="P8">Balfre Vargas, a favor.</text:p>
      <text:p text:style-name="P8">Elba Garfias, a favor.</text:p>
      <text:p text:style-name="P8">Samuel Hernández, en pro.</text:p>
      <text:p text:style-name="P8">Avelino Méndez Rangel, a favor.</text:p>
      <text:p text:style-name="P1"><text:span text:style-name="T2">EL C. SECRETARIO.- </text:span><text:span text:style-name="T1">¿Faltó alguna o algún diputado de</text:span></text:p>
      <text:p text:style-name="P8">emitir su voto?</text:p>
      <text:p text:style-name="P8">¿Faltó alguna o algún diputado de emitir su voto?</text:p>
      <text:p text:style-name="P8">Piña Olmedo, en pro.</text:p>
      <text:p text:style-name="P1"><text:span text:style-name="T2">EL C. SECRETARIO.- </text:span><text:span text:style-name="T1">Se va proceder a recoger la votación</text:span></text:p>
      <text:p text:style-name="P8">de la Mesa Directiva.</text:p>
      <text:p text:style-name="P8">Ricardo Benito, en pro.</text:p>
      <text:p text:style-name="P8">Mauricio Toledo, en pro.</text:p>
      <text:p text:style-name="P8">Hernández Mirón, a favor.</text:p>
      <text:p text:style-name="P8">Rebeca Parada, en pro.</text:p>
      <text:p text:style-name="P1"><text:span text:style-name="T2">EL C. SECRETARIO.- </text:span><text:span text:style-name="T1">Diputado Presidente, el resultado</text:span></text:p>
      <text:p text:style-name="P8">de la votación es el siguiente: 44 votos a favor, 0 votos en</text:p>
      <text:p text:style-name="P8">contra, 0 abstenciones.</text:p>
      <text:p text:style-name="P1"><text:span text:style-name="T2">EL C. PRESIDENTE.- </text:span><text:span text:style-name="T1">En consecuencia se aprueba en sus</text:span></text:p>
      <text:p text:style-name="P8">términos el dictamen que presentó la Comisión de Salud y</text:p>
      <text:p text:style-name="P5">Asistencia Social.</text:p>
      <text:p text:style-name="P3">12</text:p>
      <text:p text:style-name="P6">recogerá la votación. Comenzamos de derecha a izquierda.</text:p>
      <text:p text:style-name="P6">Rebeca Parada, en pro.</text:p>
      <text:p text:style-name="P6">Fernando Espino, en pro.</text:p>
      <text:p text:style-name="P6">Xiuh Guillermo Tenorio, a favor.</text:p>
      <text:p text:style-name="P6">Gloria Cañizo, a favor.</text:p>
      <text:p text:style-name="P6">López Rabadán, en pro.</text:p>
      <text:p text:style-name="P6">Isaías Villa, en pro.</text:p>
      <text:p text:style-name="P6">Humberto Morgan, a favor.</text:p>
      <text:p text:style-name="P6">Edgar Torres, en pro.</text:p>
      <text:p text:style-name="P6">Sergio Cedillo, en pro.</text:p>
      <text:p text:style-name="P6">José Luis Morúa, a favor.</text:p>
      <text:p text:style-name="P6">Elba Garfias, a favor.</text:p>
      <text:p text:style-name="P6">Carmen Segura, en pro.</text:p>
      <text:p text:style-name="P6">Elvira Murillo, en pro.</text:p>
      <text:p text:style-name="P6">Ezequiel Rétiz, en pro.</text:p>
      <text:p text:style-name="P6">Alfredo Vinalay, a favor.</text:p>
      <text:p text:style-name="P6">Jorge Romero, a favor.</text:p>
      <text:p text:style-name="P6"><text:soft-page-break/>Ramírez del Valle, en pro.</text:p>
      <text:p text:style-name="P6">Miguel Hernández, en pro.</text:p>
      <text:p text:style-name="P6">Jorge Triana, en pro.</text:p>
      <text:p text:style-name="P6">Cárdenas Sánchez, a favor.</text:p>
      <text:p text:style-name="P6">Ramón Jiménez, a favor.</text:p>
      <text:p text:style-name="P6">Bravo, a favor.</text:p>
      <text:p text:style-name="P6">Arturo Santana, a favor.</text:p>
      <text:p text:style-name="P6">Ricardo García, a favor.</text:p>
      <text:p text:style-name="P6">Carmen Peralta, a favor.</text:p>
      <text:p text:style-name="P6">Carla Sánchez Armas, a favor.</text:p>
      <text:p text:style-name="P6">Pérez Correa, a favor.</text:p>
      <text:p text:style-name="P6">Martín Olavarrieta, a favor.</text:p>
      <text:p text:style-name="P6">Jorge Schiaffino, a favor.</text:p>
      <text:p text:style-name="P6">Salvador Martínez, a favor.</text:p>
      <text:p text:style-name="P6">Esthela Damián Peralta, a favor.</text:p>
      <text:p text:style-name="P6">Balfre Vargas, a favor.</text:p>
      <text:p text:style-name="P6">Samuel Hernández, en pro.</text:p>
      <text:p text:style-name="P6">Avelino Méndez Rangel, a favor.</text:p>
      <text:p text:style-name="P6">Piña Olmedo, en pro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1"><text:span text:style-name="T5">ASAMBLEA LEGISLATIVA DEL DISTRITO FEDERAL </text:span><text:span text:style-name="T3">NUM. 03 </text:span><text:span text:style-name="T5">23 DE SEPTIEMBRE DE 2008 207</text:span></text:p>
      <text:p text:style-name="P6">Juan Carlos Beltrán, a favor.</text:p>
      <text:p text:style-name="P6">Elba Garfias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Se va a proceder a recoger la votación de la Mesa Directiva.</text:p>
      <text:p text:style-name="P6">Ricardo Benito, en pro.</text:p>
      <text:p text:style-name="P6">Mauricio Toledo, en pro.</text:p>
      <text:p text:style-name="P1"><text:span text:style-name="T4">EL C. SECRETARIO.- </text:span><text:span text:style-name="T3">Diputado Presidente, el resultado</text:span></text:p>
      <text:p text:style-name="P6">de la votación es el siguiente: 39 votos a favor, 0 votos en</text:p>
      <text:p text:style-name="P6">contra, 0 abstenciones.</text:p>
      <text:p text:style-name="P1"><text:span text:style-name="T4">EL C. PRESIDENTE.- </text:span><text:span text:style-name="T3">En consecuencia se aprueba en sus</text:span></text:p>
      <text:p text:style-name="P6">términos el dictamen que presentó la Comisión de Salud y</text:p>
      <text:p text:style-name="P4">Asistencia Social.</text:p>
      <text:p text:style-name="P3">13</text:p>
      <text:p text:style-name="P6">El de la voz</text:p>
      <text:p text:style-name="P6">recogerá la votación. Comenzamos de derecha a izquierda.</text:p>
      <text:p text:style-name="P6">Rebeca Parada, en pro.</text:p>
      <text:p text:style-name="P6">Fernando Espino, en pro.</text:p>
      <text:p text:style-name="P6">Xiuh Guillermo Tenorio, a favor.</text:p>
      <text:p text:style-name="P6">Gloria Cañizo, a favor.</text:p>
      <text:p text:style-name="P6">Humberto Morgan, a favor.</text:p>
      <text:p text:style-name="P6">Edgar Torres, en pro.</text:p>
      <text:p text:style-name="P6"><text:soft-page-break/>Sergio Cedillo, en pro.</text:p>
      <text:p text:style-name="P6">José Luis Morúa, a favor.</text:p>
      <text:p text:style-name="P6">Ramírez del Valle, en pro.</text:p>
      <text:p text:style-name="P6">Carmen Segura, en pro.</text:p>
      <text:p text:style-name="P6">Elvira Murillo, en pro.</text:p>
      <text:p text:style-name="P6">Ezequiel Rétiz, en pro.</text:p>
      <text:p text:style-name="P6">Alfredo Vinalay, a favor.</text:p>
      <text:p text:style-name="P6">Jorge Romero, a favor.</text:p>
      <text:p text:style-name="P6">Miguel Hernández, en pro.</text:p>
      <text:p text:style-name="P6">Jorge Triana, en pro.</text:p>
      <text:p text:style-name="P6">Isaías Villa, en pro.</text:p>
      <text:p text:style-name="P6">Beltrán Cordero, a favor.</text:p>
      <text:p text:style-name="P6">Cárdenas Sánchez, a favor.</text:p>
      <text:p text:style-name="P6">Ramón Jiménez, a favor.</text:p>
      <text:p text:style-name="P6">Piña Olmedo, en pro.</text:p>
      <text:p text:style-name="P6">Leticia Quezada, a favor.</text:p>
      <text:p text:style-name="P6">Antonio Lima, a favor.</text:p>
      <text:p text:style-name="P6">Elba Garfias, a favor.</text:p>
      <text:p text:style-name="P6">García Hernández, a favor.</text:p>
      <text:p text:style-name="P6">Pérez Correa, a favor.</text:p>
      <text:p text:style-name="P6">Martín Olavarrieta, a favor.</text:p>
      <text:p text:style-name="P6">Jorge Schiaffino, a favor.</text:p>
      <text:p text:style-name="P6">Nazario Norberto, a favor.</text:p>
      <text:p text:style-name="P6">Salvador Martínez, a favor.</text:p>
      <text:p text:style-name="P6">Esthela Damián Peralta, a favor.</text:p>
      <text:p text:style-name="P6">Balfre Vargas, a favor.</text:p>
      <text:p text:style-name="P6">Samuel Hernández, en pro.</text:p>
      <text:p text:style-name="P6">Avelino Méndez Rangel, a favor.</text:p>
      <text:p text:style-name="P6">Agustín Guerrero, a favor.</text:p>
      <text:p text:style-name="P1"><text:span text:style-name="T5">ASAMBLEA LEGISLATIVA DEL DISTRITO FEDERAL </text:span><text:span text:style-name="T3">NUM. 03 </text:span><text:span text:style-name="T5">23 DE SEPTIEMBRE DE 2008 213</text:span></text:p>
      <text:p text:style-name="P6">Bravo, a favor.</text:p>
      <text:p text:style-name="P6">Carmen Peralta, a favor.</text:p>
      <text:p text:style-name="P1"><text:span text:style-name="T4">EL C. SECRETARIO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Se va a proceder a recoger la votación de la Mesa Directiva.</text:p>
      <text:p text:style-name="P6">Ricardo Benito, en pro.</text:p>
      <text:p text:style-name="P6">Mauricio Toledo, en pro.</text:p>
      <text:p text:style-name="P1"><text:span text:style-name="T4">EL C. SECRETARIO.- </text:span><text:span text:style-name="T3">Diputado Presidente, el resultado</text:span></text:p>
      <text:p text:style-name="P6">de la votación es el siguiente: 39 votos a favor, 0 votos en</text:p>
      <text:p text:style-name="P6">contra, 0 abstenciones.</text:p>
      <text:p text:style-name="P1"><text:span text:style-name="T4">EL C. PRESIDENTE.- </text:span><text:span text:style-name="T3">En consecuencia, se aprueba en sus</text:span></text:p>
      <text:p text:style-name="P6">términos el dictamen que presentó la Comisión de Salud y</text:p>
      <text:p text:style-name="P4">Asistencia Social.</text:p>
      <text:p text:style-name="P3">14</text:p>
      <text:p text:style-name="P8"><text:soft-page-break/>El de la voz</text:p>
      <text:p text:style-name="P8">recogerá la votación. Comenzamos de derecha a izquierda.</text:p>
      <text:p text:style-name="P8">Rebeca Parada, en pro.</text:p>
      <text:p text:style-name="P8">Fernando Espino, en pro.</text:p>
      <text:p text:style-name="P8">Tenorio, a favor.</text:p>
      <text:p text:style-name="P8">Gloria Cañizo, a favor.</text:p>
      <text:p text:style-name="P8">Edgar Torres, en pro.</text:p>
      <text:p text:style-name="P8">José Luis Morúa, a favor.</text:p>
      <text:p text:style-name="P8">Beltrán Cordero, a favor.</text:p>
      <text:p text:style-name="P8">Elvira Murillo, en pro.</text:p>
      <text:p text:style-name="P8">Ezequiel Rétiz, en pro.</text:p>
      <text:p text:style-name="P8">Carmen Segura, en pro.</text:p>
      <text:p text:style-name="P8">Alfredo Vinalay, a favor.</text:p>
      <text:p text:style-name="P8">Jorge Romero, a favor.</text:p>
      <text:p text:style-name="P8">Jorge Triana, en pro.</text:p>
      <text:p text:style-name="P8">Miguel Hernández, en pro.</text:p>
      <text:p text:style-name="P8">Isaías Villa, en pro.</text:p>
      <text:p text:style-name="P8">Cárdenas Sánchez, a favor.</text:p>
      <text:p text:style-name="P8">Ramón Jiménez, a favor.</text:p>
      <text:p text:style-name="P8">Piña Olmedo, en pro.</text:p>
      <text:p text:style-name="P8">Hipólito Bravo, a favor.</text:p>
      <text:p text:style-name="P8">Carmen Peralta, a favor.</text:p>
      <text:p text:style-name="P8">Elba Garfias, a favor.</text:p>
      <text:p text:style-name="P8">García Hernández, a favor.</text:p>
      <text:p text:style-name="P8">Pérez Correa, a favor.</text:p>
      <text:p text:style-name="P8">Jorge Schiaffino, a favor.</text:p>
      <text:p text:style-name="P8">Martín Olavarrieta, a favor.</text:p>
      <text:p text:style-name="P8">Salvador Martínez, totalmente a favor.</text:p>
      <text:p text:style-name="P8">Esthela Damián Peralta, a favor.</text:p>
      <text:p text:style-name="P8">Samuel Hernández, en pro.</text:p>
      <text:p text:style-name="P8">Avelino Méndez Rangel, a favor.</text:p>
      <text:p text:style-name="P8">Leticia Quezada, a favor.</text:p>
      <text:p text:style-name="P8">Agustín Guerrero, a favor.</text:p>
      <text:p text:style-name="P8">Balfre Vargas, en pro.</text:p>
      <text:p text:style-name="P8">Antonio Lima, a favor.</text:p>
      <text:p text:style-name="P1"><text:span text:style-name="T2">EL C. SECRETARIO.- </text:span><text:span text:style-name="T1">¿Faltó alguna o algún diputado de</text:span></text:p>
      <text:p text:style-name="P8">emitir su voto?</text:p>
      <text:p text:style-name="P8">Juan Bustos, en pro.</text:p>
      <text:p text:style-name="P1"><text:span text:style-name="T2">EL C. SECRETARIO.- </text:span><text:span text:style-name="T1">¿Faltó alguna o algún diputado de</text:span></text:p>
      <text:p text:style-name="P8">emitir su voto?</text:p>
      <text:p text:style-name="P8">Se va proceder a recoger la votación de la Mesa Directiva.</text:p>
      <text:p text:style-name="P8">Ricardo Benito, en pro.</text:p>
      <text:p text:style-name="P8">Mauricio Toledo, en pro.</text:p>
      <text:p text:style-name="P1"><text:span text:style-name="T2">EL C. SECRETARIO.- </text:span><text:span text:style-name="T1">Diputado Presidente, el resultado</text:span></text:p>
      <text:p text:style-name="P8">de la votación es el siguiente: 36 votos a favor, 0 votos en</text:p>
      <text:p text:style-name="P8">contra, 0 abstenciones.</text:p>
      <text:p text:style-name="P1"><text:span text:style-name="T2">EL C. PRESIDENTE.- </text:span><text:span text:style-name="T1">En consecuencia se aprueba en sus</text:span></text:p>
      <text:p text:style-name="P8"><text:soft-page-break/>términos el dictamen que presentó la Comisión de Salud y</text:p>
      <text:p text:style-name="P8">Asistencia Social. Remítase a la Secretaría de Gobierno para</text:p>
      <text:p text:style-name="P5">los efectos correspondientes.</text:p>
      <text:p text:style-name="P3">15</text:p>
      <text:p text:style-name="P6">voz recogerá la votación. Comenzamos de derecha a</text:p>
      <text:p text:style-name="P6">izquierda.</text:p>
      <text:p text:style-name="P6">Xiuh Guillermo Tenorio, a favor.</text:p>
      <text:p text:style-name="P6">Gloria Cañizo, a favor.</text:p>
      <text:p text:style-name="P6">Humberto Morgan, a favor.</text:p>
      <text:p text:style-name="P6">Juan Carlos Beltrán, a favor.</text:p>
      <text:p text:style-name="P6">José Luis Morúa, a favor.</text:p>
      <text:p text:style-name="P6">Ricardo Benito, en pro.</text:p>
      <text:p text:style-name="P6">Jorge Romero, a favor.</text:p>
      <text:p text:style-name="P6">Miguel Hernández, en pro.</text:p>
      <text:p text:style-name="P6">Jorge Triana, en pro.</text:p>
      <text:p text:style-name="P6">Agustín Castilla, en pro.</text:p>
      <text:p text:style-name="P6">Celina Saavedra, a favor.</text:p>
      <text:p text:style-name="P6">Zepeda, en pro.</text:p>
      <text:p text:style-name="P6">Villa, en pro.</text:p>
      <text:p text:style-name="P6">Hipólito Bravo, a favor.</text:p>
      <text:p text:style-name="P6">Antonio Lima, presente y a favor.</text:p>
      <text:p text:style-name="P6">Cárdenas Sánchez, a favor.</text:p>
      <text:p text:style-name="P6">Miguel Errasti, a favor.</text:p>
      <text:p text:style-name="P6">López Rabadán, en pro.</text:p>
      <text:p text:style-name="P6">García Hernández, a favor.</text:p>
      <text:p text:style-name="P6">Elvira Murillo, en pro.</text:p>
      <text:p text:style-name="P6">Carla Sánchez Armas, a favor.</text:p>
      <text:p text:style-name="P6">Pérez Correa, a favor.</text:p>
      <text:p text:style-name="P6">Jorge Schiaffino, en pro.</text:p>
      <text:p text:style-name="P6">Martín Olavarrieta, en pro.</text:p>
      <text:p text:style-name="P6">Salvador Martínez, a favor.</text:p>
      <text:p text:style-name="P6">Balfre Vargas, en pro.</text:p>
      <text:p text:style-name="P1"><text:span text:style-name="T5">328 ASAMBLEA LEGISLATIVA DEL DISTRITO FEDERAL </text:span><text:span text:style-name="T3">NUM. 03 </text:span><text:span text:style-name="T5">23 DE SEPTIEMBRE DE 2008</text:span></text:p>
      <text:p text:style-name="P6">Miguel Sosa, a favor.</text:p>
      <text:p text:style-name="P6">Samuel Hernández, a favor.</text:p>
      <text:p text:style-name="P6">Daniel Salazar, en pro.</text:p>
      <text:p text:style-name="P6">Avelino Méndez Rangel, a favor.</text:p>
      <text:p text:style-name="P6">Tomás Pliego, a favor.</text:p>
      <text:p text:style-name="P6">Leticia Quezada, a favor.</text:p>
      <text:p text:style-name="P6">Elba Garfias, a favor.</text:p>
      <text:p text:style-name="P6">Margarita Martínez, en pro.</text:p>
      <text:p text:style-name="P6">Ezequiel Rétiz, en pro.</text:p>
      <text:p text:style-name="P6">Piña Olmedo, en pro.</text:p>
      <text:p text:style-name="P6">Sergio Cedillo, en pro.</text:p>
      <text:p text:style-name="P6"><text:soft-page-break/>Esthela Damián Peralta, a favor.</text:p>
      <text:p text:style-name="P1"><text:span text:style-name="T4">LA C. SECRETARIA.- </text:span><text:span text:style-name="T3">¿Faltó algún diputado de emitir su</text:span></text:p>
      <text:p text:style-name="P6">voto?</text:p>
      <text:p text:style-name="P6">Alfredo Vinalay, a favor.</text:p>
      <text:p text:style-name="P6">Enrique Vargas, a favor.</text:p>
      <text:p text:style-name="P1"><text:span text:style-name="T4">LA C. SECRETARIA.- </text:span><text:span text:style-name="T3">¿Faltó algún diputado o diputada</text:span></text:p>
      <text:p text:style-name="P6">de pasar lista?</text:p>
      <text:p text:style-name="P6">Carmen Segura, a favor.</text:p>
      <text:p text:style-name="P1"><text:span text:style-name="T4">LA C. SECRETARIA.- </text:span><text:span text:style-name="T3">Se va proceder a recoger la votación</text:span></text:p>
      <text:p text:style-name="P6">de la Mesa Directiva.</text:p>
      <text:p text:style-name="P6">Rebeca Parada, en pro.</text:p>
      <text:p text:style-name="P6">Alejandro Ramírez, en pro.</text:p>
      <text:p text:style-name="P1"><text:span text:style-name="T4">LA C. SECRETARIA.- </text:span><text:span text:style-name="T3">Diputado Presidente, el resultado</text:span></text:p>
      <text:p text:style-name="P6">de la votación es el siguiente: 43 votos a favor, 0 votos en</text:p>
      <text:p text:style-name="P6">contra, 0o abstenciones. Diputado Presidente, se considera</text:p>
      <text:p text:style-name="P4">de urgente y obvia resolución.</text:p>
      <text:p text:style-name="P3">16</text:p>
      <text:p text:style-name="P6">recogerá la votación. Comenzamos de derecha a</text:p>
      <text:p text:style-name="P6">izquierda.</text:p>
      <text:p text:style-name="P6">Xiuh Guillermo Tenorio, a favor.</text:p>
      <text:p text:style-name="P6">Gloria Cañizo Cuevas, a favor.</text:p>
      <text:p text:style-name="P6">Carmen Segura, a favor.</text:p>
      <text:p text:style-name="P6">Margarita Martínez, en pro.</text:p>
      <text:p text:style-name="P6">Celina Saavedra, a favor.</text:p>
      <text:p text:style-name="P6">Humberto Morgan, a favor.</text:p>
      <text:p text:style-name="P6">Ricardo Benito, en pro.</text:p>
      <text:p text:style-name="P6">Juan Carlos Beltrán, a favor.</text:p>
      <text:p text:style-name="P6">Sergio Cedillo, en pro.</text:p>
      <text:p text:style-name="P6">José Luis Morúa, a favor.</text:p>
      <text:p text:style-name="P6">Elvira Murillo, en pro.</text:p>
      <text:p text:style-name="P6">Martín Olavarrieta, en pro.</text:p>
      <text:p text:style-name="P6">Antonio Zepeda, en pro.</text:p>
      <text:p text:style-name="P6">Miguel Errasti, a favor.</text:p>
      <text:p text:style-name="P6">Agustín Castilla, en pro.</text:p>
      <text:p text:style-name="P6">Jorge Romero, a favor.</text:p>
      <text:p text:style-name="P6">Miguel Hernández, en pro.</text:p>
      <text:p text:style-name="P6">Jorge Triana, en pro.</text:p>
      <text:p text:style-name="P6">Villa, en pro.</text:p>
      <text:p text:style-name="P6">Laura Piña, en pro.</text:p>
      <text:p text:style-name="P6">Antonio Lima, a favor.</text:p>
      <text:p text:style-name="P6">Bravo, a favor.</text:p>
      <text:p text:style-name="P6">Ramón Jiménez, a favor.</text:p>
      <text:p text:style-name="P6">García Hernández, a favor.</text:p>
      <text:p text:style-name="P6">Carla Sánchez Armas, a favor.</text:p>
      <text:p text:style-name="P6">Pérez Correa, a favor.</text:p>
      <text:p text:style-name="P6"><text:soft-page-break/>Jorge Schiaffino, a favor.</text:p>
      <text:p text:style-name="P6">Salvador Martínez, a favor.</text:p>
      <text:p text:style-name="P6">Esthela Damián Peralta, a favor.</text:p>
      <text:p text:style-name="P6">Balfre Vargas, a favor.</text:p>
      <text:p text:style-name="P6">Miguel Sosa, a favor.</text:p>
      <text:p text:style-name="P1"><text:span text:style-name="T5">ASAMBLEA LEGISLATIVA DEL DISTRITO FEDERAL </text:span><text:span text:style-name="T3">NUM. 03 </text:span><text:span text:style-name="T5">23 DE SEPTIEMBRE DE 2008 329</text:span></text:p>
      <text:p text:style-name="P6">Samuel Hernández, a favor.</text:p>
      <text:p text:style-name="P6">Daniel Salazar, en pro.</text:p>
      <text:p text:style-name="P6">Avelino Méndez Rangel, a favor.</text:p>
      <text:p text:style-name="P6">Tomás Pliego, a favor.</text:p>
      <text:p text:style-name="P6">Alfredo Vinalay, a favor.</text:p>
      <text:p text:style-name="P6">Leticia Quezada, a favor.</text:p>
      <text:p text:style-name="P6">López Rabadán, en pro.</text:p>
      <text:p text:style-name="P6">Elba Garfias, a favor.</text:p>
      <text:p text:style-name="P6">Ezequiel Rétiz, a favor.</text:p>
      <text:p text:style-name="P1"><text:span text:style-name="T4">LA C. SECRETARIA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Enrique Vargas, a favor.</text:p>
      <text:p text:style-name="P1"><text:span text:style-name="T4">LA C. SECRETARIA.- </text:span><text:span text:style-name="T3">Se va a proceder a recoger la votación</text:span></text:p>
      <text:p text:style-name="P6">de la mesa directiva.</text:p>
      <text:p text:style-name="P6">Rebeca Parada, en pro.</text:p>
      <text:p text:style-name="P6">Alejandro Ramírez, en pro.</text:p>
      <text:p text:style-name="P1"><text:span text:style-name="T4">LA C. SECRETARIA.- </text:span><text:span text:style-name="T3">Diputado Presidente, el resultado</text:span></text:p>
      <text:p text:style-name="P6">de la votación es el siguiente: 43 votos a favor, 0 votos en</text:p>
      <text:p text:style-name="P6">contra, 0 abstenciones. Se aprueba la propuesta.</text:p>
      <text:p text:style-name="P1"><text:span text:style-name="T4">EL C. PRESIDENTE.- </text:span><text:span text:style-name="T3">Remítase a las autoridades</text:span></text:p>
      <text:p text:style-name="P4">correspondientes para los efectos legales a que haya lugar.</text:p>
      <text:p text:style-name="P3">17</text:p>
      <text:p text:style-name="P8">recogerá la votación. Comenzamos de derecha a izquierda.</text:p>
      <text:p text:style-name="P8">Xiuh Guillermo Tenorio, en abstención.</text:p>
      <text:p text:style-name="P8">Gloria Cañizo, en abstención.</text:p>
      <text:p text:style-name="P8">Carmen Segura, en contra.</text:p>
      <text:p text:style-name="P8">Humberto Morgan, a favor.</text:p>
      <text:p text:style-name="P8">Ricardo Benito, abstención.</text:p>
      <text:p text:style-name="P8">Beltrán Cordero, en abstención.</text:p>
      <text:p text:style-name="P8">José Luis Morúa, en abstención.</text:p>
      <text:p text:style-name="P8">Elvira Murillo, en contra.</text:p>
      <text:p text:style-name="P8">Ezequiel Rétiz, en contra.</text:p>
      <text:p text:style-name="P8">Miguel Errasti, en contra.</text:p>
      <text:p text:style-name="P8">Agustín Castilla, en contra.</text:p>
      <text:p text:style-name="P8">Jorge Romero, en contra.</text:p>
      <text:p text:style-name="P8">Miguel Hernández, en contra.</text:p>
      <text:p text:style-name="P8">Salvador Martínez, totalmente a favor.</text:p>
      <text:p text:style-name="P8"><text:soft-page-break/>Isaías Villa, abstención.</text:p>
      <text:p text:style-name="P8">Esthela Damián Peralta, abstención.</text:p>
      <text:p text:style-name="P8">Piña Olmedo, abstención.</text:p>
      <text:p text:style-name="P8">Sergio Cedillo, abstención.</text:p>
      <text:p text:style-name="P8">Elba Garfias, abstención.</text:p>
      <text:p text:style-name="P8">Celina Saavedra, en contra.</text:p>
      <text:p text:style-name="P8">Alfredo Vinalay, en contra.</text:p>
      <text:p text:style-name="P8">López Rabadán, en contra.</text:p>
      <text:p text:style-name="P8">García Hernández, a favor.</text:p>
      <text:p text:style-name="P8">Carla Sánchez Armas, a favor.</text:p>
      <text:p text:style-name="P8">Pérez Correa, a favor.</text:p>
      <text:p text:style-name="P8">Jorge Schiaffino, en contra, por no ser facultades de esta</text:p>
      <text:p text:style-name="P8">Asamblea y no ser intervencionistas.</text:p>
      <text:p text:style-name="P8">Martín Olavarrieta, en contra.</text:p>
      <text:p text:style-name="P8">Balfre Vargas, a favor.</text:p>
      <text:p text:style-name="P8">Miguel Sosa, a favor.</text:p>
      <text:p text:style-name="P8">Samuel Hernández, abstención.</text:p>
      <text:p text:style-name="P8">Ramón Jiménez, a favor de la libertad de los presos políticos.</text:p>
      <text:p text:style-name="P8">Daniel Salazar, en pro.</text:p>
      <text:p text:style-name="P8">Avelino Méndez Rangel, a favor.</text:p>
      <text:p text:style-name="P8">Tomás Pliego, a favor.</text:p>
      <text:p text:style-name="P8">Leticia Quezada, a favor.</text:p>
      <text:p text:style-name="P8">Porque no existan presos políticos en México, Enrique</text:p>
      <text:p text:style-name="P8">Vargas, a favor.</text:p>
      <text:p text:style-name="P8">Cárdenas Sánchez, abstención.</text:p>
      <text:p text:style-name="P1"><text:span text:style-name="T2">LA C. SECRETARIA.- </text:span><text:span text:style-name="T1">¿Faltó alguna o algún diputado de</text:span></text:p>
      <text:p text:style-name="P8">emitir su voto?</text:p>
      <text:p text:style-name="P8">Zepeda, en contra.</text:p>
      <text:p text:style-name="P8">Margarita Martínez, en contra.</text:p>
      <text:p text:style-name="P1"><text:span text:style-name="T2">LA C. SECRETARIA.- </text:span><text:span text:style-name="T1">¿Faltó alguna o algún diputado de</text:span></text:p>
      <text:p text:style-name="P8">emitir su voto?</text:p>
      <text:p text:style-name="P8">Hipólito Bravo López, a favor.</text:p>
      <text:p text:style-name="P1"><text:span text:style-name="T2">LA C. SECRETARIA.- </text:span><text:span text:style-name="T1">Se va a proceder a recoger la votación</text:span></text:p>
      <text:p text:style-name="P8">de la Mesa Directiva.</text:p>
      <text:p text:style-name="P8">Rebeca Parada, abstención.</text:p>
      <text:p text:style-name="P8">Alejandro Ramírez, en pro.</text:p>
      <text:p text:style-name="P1"><text:span text:style-name="T2">LA C. SECRETARIA.- </text:span><text:span text:style-name="T1">Diputado Presidente, el resultado</text:span></text:p>
      <text:p text:style-name="P8">de la votación es el siguiente: 15 votos a favor, 14 votos en</text:p>
      <text:p text:style-name="P5">contra, 13 abstenciones.</text:p>
      <text:p text:style-name="P3">18</text:p>
      <text:p text:style-name="P6">La de la</text:p>
      <text:p text:style-name="P6">voz recogerá la votación. Comenzamos de derecha a</text:p>
      <text:p text:style-name="P6">izquierda.</text:p>
      <text:p text:style-name="P6">Xiuh Guillermo Tenorio, abstención.</text:p>
      <text:p text:style-name="P6">Gloria Cañizo, abstención.</text:p>
      <text:p text:style-name="P6"><text:soft-page-break/>Carmen Segura, en contra.</text:p>
      <text:p text:style-name="P6">Celina Saavedra, en contra.</text:p>
      <text:p text:style-name="P6">Humberto Morgan, a favor.</text:p>
      <text:p text:style-name="P6">Edgar Torres, en pro.</text:p>
      <text:p text:style-name="P6">Ricardo Benito, abstención.</text:p>
      <text:p text:style-name="P6">Sergio Cedillo, abstención.</text:p>
      <text:p text:style-name="P6">Elvira Murillo, en contra.</text:p>
      <text:p text:style-name="P6">Alfredo Vinalay, en contra.</text:p>
      <text:p text:style-name="P6">López Rabadán, en contra.</text:p>
      <text:p text:style-name="P1"><text:span text:style-name="T5">ASAMBLEA LEGISLATIVA DEL DISTRITO FEDERAL </text:span><text:span text:style-name="T3">NUM. 03 </text:span><text:span text:style-name="T5">23 DE SEPTIEMBRE DE 2008 349</text:span></text:p>
      <text:p text:style-name="P6">Jorge Romero, en contra.</text:p>
      <text:p text:style-name="P6">Miguel Hernández, en contra.</text:p>
      <text:p text:style-name="P6">Jorge Triana, en contra.</text:p>
      <text:p text:style-name="P6">Agustín Guerrero, a favor.</text:p>
      <text:p text:style-name="P6">Esthela Damián Peralta, a favor.</text:p>
      <text:p text:style-name="P6">Ramón Jiménez, a favor.</text:p>
      <text:p text:style-name="P6">Tomás Pliego, a favor.</text:p>
      <text:p text:style-name="P6">Margarita Martínez, en contra.</text:p>
      <text:p text:style-name="P6">Antonio Zepeda, en contra.</text:p>
      <text:p text:style-name="P6">Carmen Peralta, abstención.</text:p>
      <text:p text:style-name="P6">Carla Sánchez Armas, a favor.</text:p>
      <text:p text:style-name="P6">Pérez Correa, a favor.</text:p>
      <text:p text:style-name="P6">García Hernández, a favor.</text:p>
      <text:p text:style-name="P6">Jorge Schiaffino, en contra.</text:p>
      <text:p text:style-name="P6">Martín Olavarrieta, en contra.</text:p>
      <text:p text:style-name="P6">Miguel Errasti, en contra.</text:p>
      <text:p text:style-name="P6">Enrique Vargas, a favor.</text:p>
      <text:p text:style-name="P6">Salvador Martínez, a favor.</text:p>
      <text:p text:style-name="P6">Balfre Vargas, en pro.</text:p>
      <text:p text:style-name="P6">Miguel Sosa, a favor</text:p>
      <text:p text:style-name="P6">Samuel Hernández, abstención.</text:p>
      <text:p text:style-name="P6">Daniel Salazar, en pro.</text:p>
      <text:p text:style-name="P6">Avelino Méndez Rangel, a favor.</text:p>
      <text:p text:style-name="P6">Leticia Quezada, a favor.</text:p>
      <text:p text:style-name="P6">Hernández Mirón, a favor.</text:p>
      <text:p text:style-name="P1"><text:span text:style-name="T4">LA C. SECRETARIA.- </text:span><text:span text:style-name="T3">¿Faltó alguna o algún diputado de</text:span></text:p>
      <text:p text:style-name="P6">emitir su voto?</text:p>
      <text:p text:style-name="P6">¿Faltó alguna o algún diputado de emitir su voto?</text:p>
      <text:p text:style-name="P6">Se va proceder a recoger la votación de la Mesa Directiva.</text:p>
      <text:p text:style-name="P6">Rebeca Parada, abstención.</text:p>
      <text:p text:style-name="P6">Alejandro Ramírez, en pro.</text:p>
      <text:p text:style-name="P1"><text:span text:style-name="T4">LA C. SECRETARIA.- </text:span><text:span text:style-name="T3">Diputado Presidente, el resultado</text:span></text:p>
      <text:p text:style-name="P6">de la votación es el siguiente: 18 votos a favor, 13 votos en</text:p>
      <text:p text:style-name="P6">contra, 7 abstenciones. Aprobada la propuesta, diputado</text:p>
      <text:p text:style-name="P6">Presidente.</text:p>
      <text:p text:style-name="P1"><text:span text:style-name="T4">EL C. PRESIDENTE.- </text:span><text:span text:style-name="T3">Remítase a las autoridades</text:span></text:p>
      <text:p text:style-name="P6"><text:soft-page-break/>correspondientes para los efectos legales a que haya lugar.</text:p>
      <text:p text:style-name="P6">Con fundamento en lo dispuesto por el artículo 104 segundo</text:p>
      <text:p text:style-name="P6">párrafo del Reglamento para el Gobierno Interior de la</text:p>
      <text:p text:style-name="P6">Asamblea Legislativa y toda vez son más de 17:00 horas,</text:p>
      <text:p text:style-name="P6">proceda la Secretaría a consultar a la Asamblea en votación</text:p>
      <text:p text:style-name="P6">económica si se prorroga la sesión hasta concluir los</text:p>
      <text:p text:style-name="P4">asuntos en cartera.</text:p>
      <text:p text:style-name="P3">25/09/200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</meta:initial-creator>
    <dc:creator>eric magar</dc:creator>
    <meta:editing-cycles>2</meta:editing-cycles>
    <meta:creation-date>2010-06-02T19:49:00</meta:creation-date>
    <dc:date>2010-06-03T15:55:45.93</dc:date>
    <meta:editing-duration>PT00H04M55S</meta:editing-duration>
    <meta:generator>OpenOffice.org/3.2$Win32 OpenOffice.org_project/320m12$Build-9483</meta:generator>
    <meta:document-statistic meta:table-count="0" meta:image-count="0" meta:object-count="0" meta:page-count="24" meta:paragraph-count="1037" meta:word-count="5086" meta:character-count="30098"/>
    <meta:template xlink:type="simple" xlink:actuate="onRequest" xlink:title="Normal" xlink:href=""/>
  </office:meta>
</office:document-meta>
</file>